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wrence Busch: Performing the economy, performing science 451</text:p>
      <text:p text:style-name="Standard"/>
      <text:p text:style-name="Standard">Idea here is that SCM has a different role for technology — </text:p>
      <text:p text:style-name="Standard">It does so at the cost of</text:p>
      <text:p text:style-name="Standard">turning everything into commodities # into undifferentiated products that</text:p>
      <text:p text:style-name="Standard">compete with each other solely on price.</text:p>
      <text:p text:style-name="Standard"/>
      <text:p text:style-name="Standard">In contrast, in SCM models technology is treated strategically and in a</text:p>
      <text:p text:style-name="Standard">much more nuanced manner. The treadmill is considered quite negatively to</text:p>
      <text:p text:style-name="Standard">the extent that it affects a particular supply chain actor. As General Electric</text:p>
      <text:p text:style-name="Standard">Chief Executive Jeffrey R. Immelt put it, ‘Managing innovation better may be</text:p>
      <text:p text:style-name="Standard">the only way out of the ‘‘abyss called commodity hell’’’ (quoted in Hof 2004:</text:p>
      <text:p text:style-name="Standard">129). For Immelt and other proponents of SCM, innovation is accorded a</text:p>
      <text:p text:style-name="Standard">special place as a means of differentiating product A from product B. That</text:p>
      <text:p text:style-name="Standard">differentiation is in part accomplished through stronger intellectual property</text:p>
      <text:p text:style-name="Standard">rights as well as steeper learning curves, so as to slow the treadmill and shift</text:p>
      <text:p text:style-name="Standard">competition to something other than price. 451-2</text:p>
      <text:p text:style-name="Standard"/>
      <text:p text:style-name="Standard">Hence, government policies of all</text:p>
      <text:p text:style-name="Standard">sorts, technoscientific change, qualification of goods, persons, firms, standards,</text:p>
      <text:p text:style-name="Standard">NGOs, the active shaping of consumer preferences, and in principle an endless</text:p>
      <text:p text:style-name="Standard">range of other actors, can be the subject of SCM analysis. 4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3T13:09:36</meta:creation-date>
    <meta:document-statistic meta:table-count="0" meta:image-count="0" meta:object-count="0" meta:page-count="1" meta:paragraph-count="19" meta:word-count="199" meta:character-count="1240"/>
    <dc:date>2011-11-03T13:10:11</dc:date>
    <meta:editing-duration>PT35S</meta:editing-duration>
    <meta:editing-cycles>1</meta:editing-cycles>
    <meta:generator>LibreOffice/3.3$Linux LibreOffice_project/330m19$Build-401</meta:generator>
  </office:meta>
</office:document-meta>
</file>